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Georgia"/>
    </style:style>
    <style:style style:name="P2" style:family="paragraph" style:parent-style-name="Standard">
      <style:text-properties officeooo:paragraph-rsid="00192aee"/>
    </style:style>
    <style:style style:name="P3" style:family="paragraph" style:parent-style-name="Standard">
      <style:text-properties fo:font-weight="normal" officeooo:rsid="001c2608" officeooo:paragraph-rsid="001c2608" style:font-weight-asian="normal" style:font-weight-complex="normal"/>
    </style:style>
    <style:style style:name="P4" style:family="paragraph" style:parent-style-name="Standard">
      <style:text-properties fo:font-size="11pt" fo:font-weight="normal" officeooo:rsid="00192aee" officeooo:paragraph-rsid="00192aee" style:font-size-asian="11pt" style:font-weight-asian="normal" style:font-size-complex="11pt" style:font-weight-complex="normal"/>
    </style:style>
    <style:style style:name="P5" style:family="paragraph" style:parent-style-name="Standard">
      <style:text-properties fo:font-size="11pt" fo:font-weight="normal" officeooo:rsid="001b0306" officeooo:paragraph-rsid="001b0306" style:font-size-asian="11pt" style:font-weight-asian="normal" style:font-size-complex="11pt" style:font-weight-complex="normal"/>
    </style:style>
    <style:style style:name="P6" style:family="paragraph" style:parent-style-name="Standard">
      <style:text-properties officeooo:rsid="001b0306" officeooo:paragraph-rsid="001b0306"/>
    </style:style>
    <style:style style:name="P7" style:family="paragraph" style:parent-style-name="Standard" style:master-page-name="Standard">
      <style:paragraph-properties fo:text-align="center" style:justify-single-word="false" style:page-number="auto"/>
    </style:style>
    <style:style style:name="T1" style:family="text">
      <style:text-properties style:font-name="Georgia"/>
    </style:style>
    <style:style style:name="T2" style:family="text">
      <style:text-properties style:font-name="Georgia" fo:font-size="20pt" style:text-underline-style="solid" style:text-underline-width="auto" style:text-underline-color="font-color" fo:font-weight="bold" style:font-size-asian="20pt" style:font-weight-asian="bold"/>
    </style:style>
    <style:style style:name="T3" style:family="text">
      <style:text-properties style:font-name="Georgia" fo:font-size="16pt" fo:font-weight="bold" style:font-size-asian="16pt" style:font-weight-asian="bold"/>
    </style:style>
    <style:style style:name="T4" style:family="text">
      <style:text-properties style:font-name="Georgia" fo:font-size="12pt" fo:font-weight="bold" style:font-size-asian="12pt" style:font-weight-asian="bold"/>
    </style:style>
    <style:style style:name="T5" style:family="text">
      <style:text-properties style:font-name="Georgia" fo:font-size="12pt" fo:font-weight="bold" officeooo:rsid="00192aee" style:font-size-asian="12pt" style:font-weight-asian="bold"/>
    </style:style>
    <style:style style:name="T6" style:family="text">
      <style:text-properties style:font-name="Georgia" fo:font-size="12pt" style:font-size-asian="12pt"/>
    </style:style>
    <style:style style:name="T7" style:family="text">
      <style:text-properties style:font-name="Georgia" fo:font-size="14pt" fo:font-weight="bold" style:font-size-asian="14pt" style:font-weight-asian="bold"/>
    </style:style>
    <style:style style:name="T8" style:family="text">
      <style:text-properties style:font-name="Georgia" officeooo:rsid="00192aee"/>
    </style:style>
    <style:style style:name="T9" style:family="text">
      <style:text-properties style:font-name="Georgia" officeooo:rsid="001b0306"/>
    </style:style>
    <style:style style:name="T10" style:family="text">
      <style:text-properties style:font-name="Georgia" officeooo:rsid="001c26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TERMODINAMICA</text:span></text:p>
      <text:p text:style-name="Standard"><text:span text:style-name="T3">Pompa a vuoto</text:span></text:p>
      <text:p text:style-name="Standard"><text:span text:style-name="T4">Materiale </text:span></text:p>
      <text:p text:style-name="Standard"><text:span text:style-name="T1">-Pompa a vuoto </text:span><text:span text:style-name="T8">(Prestata solitamente dal sign. Ramaglia)</text:span><text:span text:style-name="T1"><text:line-break/>-Bacinella grande con coperchio trasparente da collegare alla pompa<text:line-break/>-Tubo di collegamento tra bacinella e pompa<text:line-break/>-Valvola di collegamento tra il coperchio della bacinella e il tubo<text:line-break/>-Vaschetta di piccole dimensioni (diametro di 10 cm circa)<text:line-break/>-Palloncino<text:line-break/>-Silicone<text:line-break/>-Scottex</text:span></text:p>
      <text:p text:style-name="Standard"><text:span text:style-name="T4">Corrente Elettrica </text:span><text:span text:style-name="T1">si</text:span></text:p>
      <text:p text:style-name="Standard"><text:span text:style-name="T4">Acqua </text:span><text:span text:style-name="T1">si</text:span></text:p>
      <text:p text:style-name="Standard"><text:span text:style-name="T4">Costruzione e realizzazione </text:span></text:p>
      <text:p text:style-name="Standard"><text:span text:style-name="T6">Collegare la pompa a vuoto alla presa di corrente e lasciarla accesa per qualche minuto prima di cominciare l’esperimento. Apporre del silicone (non troppo, giusto un sottile strato) tra il coperchio e la bacinella. Collegare il coperchio con la valvola e il tubo, avendo già rimosso il tappo della valvola. Gonfiare il palloncino fino a fargli raggiungere un diametro di 5-7 cm. Mettere il palloncino nella bacinella. Chiudere la bacinella facendo scivolare il coperchio sulla bacinella senza che nulla tocchi il silicone. Chiudere quindi la valvola con il tappo per qualche secondo, poi riaprirla. Riempire la vaschetta con acqua ad almeno 60 gradi e ripetere lo stesso procedimento di prima sostituendo il palloncino con la vaschetta. Togliere il tappo quando l’acqua comincia a bollire. Rimuovere l’acqua e se necessario asciugare l’interno della bacinella con dello scottex.</text:span></text:p>
      <text:p text:style-name="Standard"><text:span text:style-name="T4">Concetti fisici da trasmettere </text:span><text:span text:style-name="T1"><text:line-break/>Concetto di vuoto, pressione atmosferica, espansione di un gas, passaggi di stato </text:span><text:span text:style-name="T8">e loro legame con la pressione, molecole di un gas come corpuscoli liberi in movimento.</text:span></text:p>
      <text:p text:style-name="Standard"><text:span text:style-name="T4">Spiegazione dell’esperimento </text:span><text:span text:style-name="T1"><text:line-break/>La pompa a vuoto è una macchina capace di aspirare l’aria all’interno della bacinella, che è opportunamente isolata dall’esterno con del silicone che non permette il passaggio di aria. Così, quando si chiude un palloncino all’interno e si avvia la pompa, si viene a creare un certo grado di vuoto (assenza di aria) nell’ambiente dov’è posto il palloncino. Così facendo, molecole d’aria in movimento all’interno di quest’ultimo, esercitano una pressione che non viene compensata dall’esterno, motivo per cui il palloncino si gonfia. Quando il tappo viene tolto, il palloncino si risgonfia, poiché penetra aria dall’esterno che crea pressione sulle sue pareti.</text:span></text:p>
      <text:p text:style-name="Standard"><text:soft-page-break/><text:span text:style-name="T1">L’acqua allo stesso modo, posta a una temperatura sufficientemente alta (ma comunque minore di cento gradi) nella bacinella, inizia a bollire quando l’aria viene risucchiata poiché le sue molecole possono sfuggire, per agitazione termica, all’interazione reciproca che le caratterizza quando sono allo stato liquido.</text:span></text:p>
      <text:p text:style-name="Standard"><text:span text:style-name="T1">Lasciare sempre accesa la pompa a vuoto tra un esperimento e l’altro e per almeno mezz’ora dopo che tutti gli esperimenti si sono conclusi, </text:span><text:span text:style-name="T8">altrimenti si rompe!!!</text:span></text:p>
      <text:p text:style-name="Standard"><text:span text:style-name="T4">Suggerimenti per la presentazione</text:span><text:span text:style-name="T5"> </text:span></text:p>
      <text:p text:style-name="P4"><text:span text:style-name="T1">Il concetto di pressione si spiega facilmente alla maggior parte del pubblico tramite la rappresentazione del gas come “pallini in corsa”, risulta molto utile a tal fine una rappresentazione grafica. Per quanto riguarda la temperatura di ebollizione è molto utile fare domande ed esempi concreti, soprattutto se nel pubblico ci sono persone più grandi che si suppone abbiano mai cucinato. Si può chiedere ad esempio normalmente a quanti gradi bolle l’acqua e se secondo il pubblico è possibile usare il sistema mostrato nell’esperimento per cuocere la pasta, spiegare che sarebbe impossibile perché l’acqua anche se sta bollendo si trova a 60°. Si possono anche utilizzare i concetti mostrati per spiegare perché la pentola a pressione permette una cottura più veloce, cosa che di solito incuriosisce il pubblico.</text:span></text:p>
      <text:p text:style-name="P2"><text:span text:style-name="T4">Altro </text:span></text:p>
      <text:p text:style-name="P2"><text:span text:style-name="T1">E’ importante far sì che il silicone non venga mai toccato con le mani o venga in contatto con qualcosa (acqua o altro). Infatti di solito è difficile procurarsene di riserva e toccandolo si rischia di compromettere la sue efficacia. Se ciò accade, a lungo andare la bacinella col coperchio non sarà più isolata dall’esterno e l’esperimento non potrà più funzionare. A tal proposito si raccomanda di fare attenzione alla parte dell’esperimento con l’acqua: porre la bacinella in maniera stabile in modo che l’acqua non schizzi quando si estrae il tappo dalla valvola (e per quanto riguarda questo, si raccomanda di estrarlo molto lentamente per evitare che l’acqua si “ricondensi” bruscamente). Inoltre è importante procurarsi una pompa a vuoto che sia fatta per sopportare vapore acqueo al proprio interno, visto non tutte hanno questa caratteristica e si rischia di rompere lo strumento. </text:span><text:span text:style-name="T8">Inoltre evitare di usare tubi lunghi o morbidi altrimenti la pressione li farà ripiegare su sé stessi prima che la pompa avrà aspirato tutta l’aria necessaria.</text:span></text:p>
      <text:p text:style-name="P1"/>
      <text:p text:style-name="P1"/>
      <text:p text:style-name="Standard"><text:span text:style-name="T3">Palloncini</text:span></text:p>
      <text:p text:style-name="Standard"><text:span text:style-name="T4">Materiale </text:span></text:p>
      <text:p text:style-name="Standard"><text:span text:style-name="T1">-Palloncini<text:line-break/>-Bottiglia di vetro resistente (magari di alcolici)<text:line-break/>-Contenitore termicamente isolato con una decina di parallelepipedi di ghiaccio<text:line-break/>-Fornello<text:line-break/>-Pentola<text:line-break/>-Bacinella abbastanza grande da potervi immergere il fondo di una bottiglia</text:span></text:p>
      <text:p text:style-name="Standard"><text:soft-page-break/><text:span text:style-name="T4">Corrente Elettrica </text:span><text:span text:style-name="T1">no</text:span></text:p>
      <text:p text:style-name="Standard"><text:span text:style-name="T4">Acqua </text:span><text:span text:style-name="T1">si</text:span></text:p>
      <text:p text:style-name="Standard"><text:span text:style-name="T4">Costruzione e realizzazione </text:span><text:span text:style-name="T1"><text:line-break/>Si pone il palloncino ancora sgonfio sulla bottiglia. Si mette dell’acqua nella bacinella e altra acqua nella pentola, in quest’ultima in maniera tale da potervi immergere la bottiglia senza che tocchi il fondo. Si mette quindi la pentola sul fornello acceso per far riscaldare l’acqua. Si mette inoltre dell’acqua nel contenitore del ghiaccio per farla raffreddare.<text:line-break/>Si mette la bottiglia in acqua fredda e si aspetta che il palloncino si ritragga dentro la bottiglia. Si mette quindi la bottiglia in acqua tiepida e si aspetta che il palloncino ritorni allo stato iniziale, poi la si immerge in acqua calda e si aspetta che questo si gonfi. Infine, al termine dell’esperimento, la si riporta in acqua tiepida per farlo sgonfiare di nuovo.</text:span></text:p>
      <text:p text:style-name="Standard"><text:span text:style-name="T4">Concetti fisici da trasmettere </text:span><text:span text:style-name="T1">Espansione termica di un gas al variare della temperatura, </text:span><text:span text:style-name="T9">gas come corpuscoli liberi in movimento.</text:span></text:p>
      <text:p text:style-name="Standard"><text:span text:style-name="T4">Spiegazione dell’esperimento <text:line-break/></text:span><text:span text:style-name="T1">Quando si trova in acqua fredda, il volume occupato dall’aria nella bottiglia diminuisce, poiché le particelle di aria si agitano di meno a temperature più basse ed esercitano quindi una pressione minore dell’aria esterna. Il contrario accade quando il palloncino si trova in acqua più calda. Ciò si manifesta nel gonfiarsi/sgonfiarsi del palloncino.</text:span></text:p>
      <text:p text:style-name="Standard"><text:span text:style-name="T4">Suggerimenti per la presentazione </text:span></text:p>
      <text:p text:style-name="P5"><text:span text:style-name="T1">L’esperimento attrae molto i bambini, quindi lavorare soprattutto su una spiegazione e delle immagini che siano per loro almeno intuitivamente comprensibili</text:span></text:p>
      <text:p text:style-name="Standard"><text:span text:style-name="T4">Altro </text:span><text:span text:style-name="T1">Cose da non fare:<text:line-break/>1) Far toccare la il fondo della bottiglia con quello della pentola bollente: rischia di rompersi. E’ sempre meglio immergerla “parzialmente”, giusto quanto basta per farla riscaldare.<text:line-break/>2) Per analoghi motivi, non bisogna MAI far passare la bottiglia da caldo a freddo direttamente o viceversa, poiché le rapide escursioni termiche possono far crepare il vetro e addio bottiglia di nuovo.</text:span></text:p>
      <text:p text:style-name="Standard"><text:span text:style-name="T3">Pila di Erone</text:span></text:p>
      <text:p text:style-name="Standard"><text:span text:style-name="T4">Materiale </text:span><text:span text:style-name="T1"><text:line-break/>-Treppiedi<text:line-break/>-Spago<text:line-break/>-Lattina (preferibilmente di quelle secche e lunghe)<text:line-break/>-Colla resistente al calore (Bostik va più che bene)<text:line-break/>-Tubicino di plastica di una penna scarica (quelli interni che si piegano)<text:line-break/>-Fischer con una vite<text:line-break/>-Fornello<text:line-break/>-Siringa</text:span></text:p>
      <text:p text:style-name="Standard"><text:soft-page-break/><text:span text:style-name="T4">Corrente Elettrica </text:span><text:span text:style-name="T1">sì (se il fornello la richiede, altrimenti no)</text:span></text:p>
      <text:p text:style-name="Standard"><text:span text:style-name="T4">Acqua </text:span><text:span text:style-name="T1">si</text:span></text:p>
      <text:p text:style-name="Standard"><text:span text:style-name="T4">Costruzione e realizzazione </text:span><text:span text:style-name="T1"><text:line-break/>Innanzitutto è necessario costruire la lattina che sarà la nostra pila. Per farlo, bisogna praticare fori diametralmente opposti sulla lattina, senza mai aprirla, di un diametro pari a quello dei tubicini. Dunque, svuotare quella lattina, facendo uscire il liquido dai fori praticati. A questo punto bisogna prendere il nostro tubicino e tagliarne due pezzi ciascuno lungo qualche cm, dopodiché bisogna inserire i due pezzi nei fori in maniera tale che questi siano più o meno “trasversali” rispetto al raggio della lattina. Infine, incollare i tubicini alla lattina col bostik e aspettare che si asciughi. A questo punto bisogna praticare un terzo foro sopra la lattina di un diametro pari a quello della fischer e inserirvi quest’ultima. Fare particolare attenzione che i buchi non siano troppo larghi, poiché è importante che l’aria esca solo attraverso i tubicini. Se necessario, sigillare eventuali fessure col bostik. Dopo questi eventuali ritocchi bisogna riempire la lattina con dell’acqua mediante la siringa (basta un decimo di lattina riempita, è meglio cercare di non metterne troppa). A questo punto basta attaccare la fischer al treppiedi con lo spago, in maniera tale che la lattina risulti sospesa nel vuoto. A questo punto basta mettervi sotto il fornello acceso. Il tutto va fatto in maniera tale che la lattina non tocchi il fornello, ma vi sia abbastanza vicina da poter essere riscaldata quando è appesa. Detto ciò, si aspetta che l’acqua bolla così che la lattina cominci a girare.</text:span></text:p>
      <text:p text:style-name="Standard"><text:span text:style-name="T4">Concetti fisici da trasmettere </text:span><text:span text:style-name="T1">Descrizione cinetica di un gas, urti, </text:span><text:span text:style-name="T9">motore come strumento che converte in energia cinetica altre forme di energia,</text:span><text:span text:style-name="T1"> conservazione del momento angolare, passaggi di stato.</text:span></text:p>
      <text:p text:style-name="Standard"><text:span text:style-name="T4">Spiegazione dell’esperimento <text:line-break/></text:span><text:span text:style-name="T1">L’acqua presente nella lattina, quando viene riscaldata, comincia ad evaporare e si viene a creare del gas che riempie rapidamente il volume della lattina. Dopodiché, le particelle di gas libere cominciano ad urtare sulle pareti e piano piano cominciano a uscire dai tubi. Quando ciò accade, poiché il sistema lattina+particelle di gas conserva il momento angolare iniziale (che è circa nullo) e avendo le particelle un proprio momento quando abbandonano la lattina, anche quest’ultima acquista momento angolare e comincia a girare.</text:span></text:p>
      <text:p text:style-name="Standard"><text:span text:style-name="T4">Suggerimenti per la presentazione</text:span></text:p>
      <text:p text:style-name="P5"><text:span text:style-name="T1">E’ sempre interessante un breve inciso su come i greci avessero imparato ad usare il vapore per realizzare elementari congegni semoventi.</text:span></text:p>
      <text:p text:style-name="Standard"><text:span text:style-name="T4">Altro </text:span><text:span text:style-name="T1">E’ importante non mettere troppa acqua, altrimenti l’acqua ci mette troppo tempo per bollire e inoltre la lattina ne risulta appesantita, motivo per cui quando dopo molto tempo comincia a girare, lo fa anche lentamente. Inoltre, se si usano fornelli a gas, è importante ricordarsi di portare bombole di scorta. <text:s/></text:span></text:p>
      <text:p text:style-name="P1"/>
      <text:p text:style-name="P1"/>
      <text:p text:style-name="Standard"><text:soft-page-break/><text:span text:style-name="T3">Radiometro di Crookes</text:span></text:p>
      <text:p text:style-name="Standard"><text:span text:style-name="T4">Materiale </text:span><text:span text:style-name="T1"><text:line-break/>-Radiometro di </text:span><text:span text:style-name="T9">C</text:span><text:span text:style-name="T1">rook</text:span><text:span text:style-name="T9">e</text:span><text:span text:style-name="T1">s </text:span><text:span text:style-name="T9">(Solitamente prestato dal prof Sasso)</text:span><text:span text:style-name="T1"><text:line-break/>-Scotch<text:line-break/>-Lampada </text:span><text:span text:style-name="T9">(potrebbe non funzionare bene con alcuni tipi di lampade a risparmio energetico, testare sempre prima)</text:span></text:p>
      <text:p text:style-name="Standard"><text:span text:style-name="T4">Corrente Elettrica </text:span><text:span text:style-name="T1">sì </text:span></text:p>
      <text:p text:style-name="Standard"><text:span text:style-name="T4">Acqua </text:span><text:span text:style-name="T1">no</text:span></text:p>
      <text:p text:style-name="Standard"><text:span text:style-name="T4">Costruzione e realizzazione </text:span><text:span text:style-name="T1"><text:line-break/>Elemosinare un radiometro di Crookes in dipartimento. Fissare la base del radiometro di Crookes al banchetto con lo scotch, in modo che non si muova. Accendere la luce della lampada, puntandola sul radiometro in modo da farvi arrivare la luce ortogonalmente alle sue facce. Aspettare quindi che il radiometro, illuminato, cominci a girare.</text:span></text:p>
      <text:p text:style-name="Standard"><text:span text:style-name="T4">Concetti fisici da trasmettere </text:span><text:span text:style-name="T1">Energia cinetica, natura corpuscolare della luce, urti.</text:span></text:p>
      <text:p text:style-name="Standard"><text:span text:style-name="T4">Spiegazione dell’esperimento </text:span><text:span text:style-name="T1"><text:line-break/>Il funzionamento del radiometro avviene in due modi diversi, a seconda della situazione fisica in cui si trova:<text:line-break/>i) Quando la cupola è isolata dall’esterno (ossia, se non c’è aria dentro), sono i fotoni che, urtando sulle pareti bianche che li riflettono, cedono la maggior quantità di moto alla girandola e quindi la fanno girare.<text:line-break/>ii) Se c’è aria nella cupola, il fenomeno che prevale è quello dovuto alle molecole d’aria che, in prossimità delle pareti nere (che assorbono i fotoni e quindi sono più calde) si muovono per agitazione termica, urtando contro le pareti e facendole girare, </text:span><text:span text:style-name="T9">ma nel verso opposto a quello del punti i)</text:span><text:span text:style-name="T1">.</text:span></text:p>
      <text:p text:style-name="P6"><text:span text:style-name="T1">L’esperimento è concepito per illustrare come alla luce sia possibile associare una certa quantità di moto, tuttavia tale funzionamento, illustrato nel punto i) richiede che il vuoto all’interno sia abbastanza spinto, cosa tecnologicamente irrealizzabile ai tempi di Crooke</text:span><text:span text:style-name="T10">s. Il nostro radiometro, come l’originale, si comporta dunque come descritto nel punto ii).</text:span></text:p>
      <text:p text:style-name="Standard"><text:span text:style-name="T4">Suggerimenti per la presentazione </text:span></text:p>
      <text:p text:style-name="P3"><text:span text:style-name="T6">Potrebbe essere necessario, in base all’età e alle conoscenze di base del pubblico, spiegare solamente il punto ii) e sempre dopo che il concetto di agitazione termica è stato messo in luce negli altri esperimenti. Se si riesce anche a trasmettere i concetti del punti i) sarà allora interessante accennare all’utilizzo pratico di tale tecnologia tramite le vele solari per la propulsione spaziale.</text:span></text:p>
      <text:p text:style-name="Standard"><text:span text:style-name="T4">Altro </text:span><text:span text:style-name="T1">- </text:span><text:span text:style-name="T10">(Nul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ino</meta:initial-creator>
    <meta:editing-cycles>14</meta:editing-cycles>
    <meta:creation-date>2016-10-13T19:30:00</meta:creation-date>
    <dc:date>2016-11-28T12:15:19.858852102</dc:date>
    <meta:editing-duration>PT2H51M55S</meta:editing-duration>
    <meta:generator>LibreOffice/5.2.2.2$Linux_X86_64 LibreOffice_project/20m0$Build-2</meta:generator>
    <meta:document-statistic meta:table-count="0" meta:image-count="0" meta:object-count="0" meta:page-count="5" meta:paragraph-count="48" meta:word-count="1841" meta:character-count="12021" meta:non-whitespace-character-count="102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